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it" fo:country="IT" officeooo:rsid="00053c65" officeooo:paragraph-rsid="00053c65"/>
    </style:style>
    <style:style style:name="P2" style:family="paragraph" style:parent-style-name="Heading_20_2">
      <style:text-properties fo:language="it" fo:country="IT" officeooo:rsid="00053c65" officeooo:paragraph-rsid="00053c65"/>
    </style:style>
    <style:style style:name="P3" style:family="paragraph" style:parent-style-name="Heading_20_2">
      <style:text-properties officeooo:paragraph-rsid="00053c65"/>
    </style:style>
    <style:style style:name="P4" style:family="paragraph" style:parent-style-name="Subtitle">
      <style:text-properties fo:language="it" fo:country="IT" officeooo:rsid="0004f851" officeooo:paragraph-rsid="0004f851"/>
    </style:style>
    <style:style style:name="P5" style:family="paragraph" style:parent-style-name="Text_20_body" style:list-style-name="L3">
      <style:text-properties officeooo:rsid="00053c65" officeooo:paragraph-rsid="00053c65"/>
    </style:style>
    <style:style style:name="P6" style:family="paragraph" style:parent-style-name="Text_20_body" style:list-style-name="L1">
      <style:text-properties officeooo:paragraph-rsid="00053c65"/>
    </style:style>
    <style:style style:name="P7" style:family="paragraph" style:parent-style-name="Text_20_body">
      <style:text-properties fo:language="it" fo:country="IT" officeooo:rsid="0004f851" officeooo:paragraph-rsid="0004f851"/>
    </style:style>
    <style:style style:name="P8" style:family="paragraph" style:parent-style-name="Text_20_body" style:list-style-name="L1">
      <style:text-properties fo:language="it" fo:country="IT" officeooo:rsid="00053c65" officeooo:paragraph-rsid="0006b075"/>
    </style:style>
    <style:style style:name="P9" style:family="paragraph" style:parent-style-name="Text_20_body" style:list-style-name="L2">
      <style:text-properties fo:language="it" fo:country="IT" officeooo:rsid="00053c65" officeooo:paragraph-rsid="00053c65"/>
    </style:style>
    <style:style style:name="P10" style:family="paragraph" style:parent-style-name="Text_20_body" style:list-style-name="L2">
      <style:text-properties fo:language="it" fo:country="IT" officeooo:rsid="00053c65" officeooo:paragraph-rsid="0006b075"/>
    </style:style>
    <style:style style:name="P11" style:family="paragraph" style:parent-style-name="Text_20_body" style:list-style-name="L1">
      <style:text-properties fo:language="it" fo:country="IT" officeooo:rsid="0006b075" officeooo:paragraph-rsid="0006b075"/>
    </style:style>
    <style:style style:name="P12" style:family="paragraph" style:parent-style-name="Text_20_body" style:list-style-name="L1">
      <style:text-properties fo:language="it" fo:country="IT" officeooo:rsid="0006b075" officeooo:paragraph-rsid="0007108a"/>
    </style:style>
    <style:style style:name="P13" style:family="paragraph" style:parent-style-name="Text_20_body" style:list-style-name="L3">
      <style:text-properties officeooo:rsid="0006b075" officeooo:paragraph-rsid="0006b075"/>
    </style:style>
    <style:style style:name="P14" style:family="paragraph" style:parent-style-name="Text_20_body">
      <style:text-properties officeooo:rsid="0006b075" officeooo:paragraph-rsid="0006b075"/>
    </style:style>
    <style:style style:name="P15" style:family="paragraph" style:parent-style-name="Title">
      <style:text-properties fo:language="it" fo:country="IT" officeooo:rsid="0004f851" officeooo:paragraph-rsid="0004f851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53c65"/>
    </style:style>
    <style:style style:name="T3" style:family="text">
      <style:text-properties fo:language="it" fo:country="IT" officeooo:rsid="0006b075"/>
    </style:style>
    <style:style style:name="T4" style:family="text">
      <style:text-properties fo:language="it" fo:country="IT" officeooo:rsid="0007108a"/>
    </style:style>
    <style:style style:name="T5" style:family="text">
      <style:text-properties officeooo:rsid="0006b075"/>
    </style:style>
    <style:style style:name="T6" style:family="text">
      <style:text-properties officeooo:rsid="000710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SI PROGETTO DI TECNOLOGIE WEB</text:p>
      <text:p text:style-name="P4">Fatnassi Jihed e Principato Filippo</text:p>
      <text:p text:style-name="P7"/>
      <text:h text:style-name="P1" text:outline-level="1">Sito per la condivisione di recensioni utente</text:h>
      <text:h text:style-name="P2" text:outline-level="2">Utenti non iscritti:</text:h>
      <text:list xml:id="list1624532903" text:style-name="L1">
        <text:list-item>
          <text:p text:style-name="P6"><text:span text:style-name="T3">L</text:span><text:span text:style-name="T2">ettura delle recensioni gi</text:span><text:span text:style-name="T4">à</text:span><text:span text:style-name="T2"> presenti</text:span></text:p>
        </text:list-item>
        <text:list-item>
          <text:p text:style-name="P8">Ricerca tramite nome della località</text:p>
        </text:list-item>
        <text:list-item>
          <text:p text:style-name="P8">Ricerca avanzata in cui si pu<text:span text:style-name="T6">ò</text:span> specificare il tipo di località da cercare</text:p>
        </text:list-item>
        <text:list-item>
          <text:p text:style-name="P11">Visualizzazione località con reputazione migliore (<text:span text:style-name="T6">obbligatorio per 2 persone</text:span>)</text:p>
        </text:list-item>
        <text:list-item>
          <text:p text:style-name="P12">Visualizzazione di mappa con luogo della località (<text:span text:style-name="T6">obbligatorio per 2 persone</text:span>)</text:p>
        </text:list-item>
      </text:list>
      <text:h text:style-name="P3" text:outline-level="2"><text:span text:style-name="T2">Utenti iscritti:</text:span></text:h>
      <text:list xml:id="list2434371048" text:style-name="L2">
        <text:list-item>
          <text:p text:style-name="P10">Tutte le funzionalità di utenti <text:span text:style-name="T5">non</text:span> iscritti</text:p>
        </text:list-item>
        <text:list-item>
          <text:p text:style-name="P9">Inserimento di recensioni alle località già presenti</text:p>
        </text:list-item>
        <text:list-item>
          <text:p text:style-name="P9">Inserimento di una valutazione alle località già presenti tramite la recensione</text:p>
        </text:list-item>
        <text:list-item>
          <text:p text:style-name="P9">Inserimento di una valutazione (Like) a una recensione già presente</text:p>
        </text:list-item>
      </text:list>
      <text:h text:style-name="P2" text:outline-level="2">Utenti iscritti e proprietari di una località</text:h>
      <text:list xml:id="list2390061027" text:style-name="L3">
        <text:list-item>
          <text:p text:style-name="P5"><text:span text:style-name="T1">Tutte le funzionalità di utenti iscritti</text:span></text:p>
        </text:list-item>
        <text:list-item>
          <text:p text:style-name="P5"><text:span text:style-name="T1">Inserire una località con un nome, un indirizzo, una descrizione, un tipo e una immagine</text:span></text:p>
        </text:list-item>
        <text:list-item>
          <text:p text:style-name="P5"><text:span text:style-name="T1">Modifica della località</text:span></text:p>
        </text:list-item>
        <text:list-item>
          <text:p text:style-name="P5"><text:span text:style-name="T1">Visualizzare tutte le località del proprietario</text:span></text:p>
        </text:list-item>
        <text:list-item>
          <text:p text:style-name="P13"><text:span text:style-name="T1">Notifica di nuova recensione a una località inserita</text:span></text:p>
        </text:list-item>
      </text:list>
      <text:p text:style-name="P1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it" fo:country="IT" officeooo:rsid="00053c65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6T16:29:47.847000000</dc:date>
    <meta:editing-duration>PT37M40S</meta:editing-duration>
    <meta:editing-cycles>5</meta:editing-cycles>
    <meta:document-statistic meta:table-count="0" meta:image-count="0" meta:object-count="0" meta:page-count="1" meta:paragraph-count="20" meta:word-count="159" meta:character-count="999" meta:non-whitespace-character-count="874"/>
  </office:meta>
</office:document-meta>
</file>